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12" table:default-cell-style-name="ce2"/>
        <table:table-row table:style-name="ro1">
          <table:table-cell table:number-columns-repeated="15"/>
        </table:table-row>
        <table:table-row table:style-name="ro2">
          <table:table-cell table:number-columns-repeated="7"/>
          <table:table-cell table:style-name="ce5" office:value-type="string">
            <text:p>ICPC 2024 Standings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number-columns-repeated="12" office:value-type="string">
            <text:p>Problem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3">
          <table:table-cell table:number-columns-repeated="2"/>
          <table:table-cell table:style-name="ce1"/>
          <table:table-cell table:style-name="ce3" office:value-type="string">
            <text:p>59 </text:p>
            <text:p>54 </text:p>
            <text:p>0 </text:p>
            <text:p>5min </text:p>
          </table:table-cell>
          <table:table-cell table:style-name="ce3" office:value-type="string">
            <text:p>12 </text:p>
            <text:p>152 </text:p>
            <text:p>0 </text:p>
            <text:p>60min </text:p>
          </table:table-cell>
          <table:table-cell table:style-name="ce3" office:value-type="string">
            <text:p>18 </text:p>
            <text:p>54 </text:p>
            <text:p>0 </text:p>
            <text:p>39min </text:p>
          </table:table-cell>
          <table:table-cell table:style-name="ce3" office:value-type="string">
            <text:p>7 </text:p>
            <text:p>69 </text:p>
            <text:p>0 </text:p>
            <text:p>162min </text:p>
          </table:table-cell>
          <table:table-cell table:style-name="ce3" office:value-type="string">
            <text:p>6 </text:p>
            <text:p>7 </text:p>
            <text:p>0 </text:p>
            <text:p>69min </text:p>
          </table:table-cell>
          <table:table-cell table:style-name="ce3" office:value-type="string">
            <text:p>20 </text:p>
            <text:p>132 </text:p>
            <text:p>0 </text:p>
            <text:p>36min </text:p>
          </table:table-cell>
          <table:table-cell table:style-name="ce3" office:value-type="string">
            <text:p>17 </text:p>
            <text:p>10 </text:p>
            <text:p>0 </text:p>
            <text:p>55min </text:p>
          </table:table-cell>
          <table:table-cell table:style-name="ce3" office:value-type="string">
            <text:p>1 </text:p>
            <text:p>2 </text:p>
            <text:p>0 </text:p>
            <text:p>262min </text:p>
          </table:table-cell>
          <table:table-cell table:style-name="ce3" office:value-type="string">
            <text:p>23 </text:p>
            <text:p>126 </text:p>
            <text:p>0 </text:p>
            <text:p>18min </text:p>
          </table:table-cell>
          <table:table-cell table:style-name="ce3" office:value-type="string">
            <text:p>45 </text:p>
            <text:p>98 </text:p>
            <text:p>0 </text:p>
            <text:p>12min </text:p>
          </table:table-cell>
          <table:table-cell table:style-name="ce3" office:value-type="string">
            <text:p>81 </text:p>
            <text:p>22 </text:p>
            <text:p>0 </text:p>
            <text:p>5min </text:p>
          </table:table-cell>
          <table:table-cell table:style-name="ce3" office:value-type="string">
            <text:p>16 </text:p>
            <text:p>8 </text:p>
            <text:p>0 </text:p>
            <text:p>32min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Valid Solutions</text:p>
          </table:table-cell>
          <table:table-cell/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Reattempts</text:p>
          </table:table-cell>
          <table:table-cell/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eception</text:p>
          </table:table-cell>
          <table:table-cell/>
          <table:table-cell table:style-name="ce4" table:formula="of:=1-[.D10]/([.D10]+[.D11])" office:value-type="percentage" office:value="0.47787610619469">
            <text:p>47.79%</text:p>
          </table:table-cell>
          <table:table-cell table:style-name="ce4" table:formula="of:=1-[.E10]/([.E10]+[.E11])" office:value-type="percentage" office:value="0.926829268292683">
            <text:p>92.68%</text:p>
          </table:table-cell>
          <table:table-cell table:style-name="ce4" table:formula="of:=1-[.F10]/([.F10]+[.F11])" office:value-type="percentage" office:value="0.75">
            <text:p>75.00%</text:p>
          </table:table-cell>
          <table:table-cell table:style-name="ce4" table:formula="of:=1-[.G10]/([.G10]+[.G11])" office:value-type="percentage" office:value="0.907894736842105">
            <text:p>90.79%</text:p>
          </table:table-cell>
          <table:table-cell table:style-name="ce4" table:formula="of:=1-[.H10]/([.H10]+[.H11])" office:value-type="percentage" office:value="0.538461538461538">
            <text:p>53.85%</text:p>
          </table:table-cell>
          <table:table-cell table:style-name="ce4" table:formula="of:=1-[.I10]/([.I10]+[.I11])" office:value-type="percentage" office:value="0.868421052631579">
            <text:p>86.84%</text:p>
          </table:table-cell>
          <table:table-cell table:style-name="ce4" table:formula="of:=1-[.J10]/([.J10]+[.J11])" office:value-type="percentage" office:value="0.37037037037037">
            <text:p>37.04%</text:p>
          </table:table-cell>
          <table:table-cell table:style-name="ce4" table:formula="of:=1-[.K10]/([.K10]+[.K11])" office:value-type="percentage" office:value="0.666666666666667">
            <text:p>66.67%</text:p>
          </table:table-cell>
          <table:table-cell table:style-name="ce4" table:formula="of:=1-[.L10]/([.L10]+[.L11])" office:value-type="percentage" office:value="0.845637583892617">
            <text:p>84.56%</text:p>
          </table:table-cell>
          <table:table-cell table:style-name="ce4" table:formula="of:=1-[.M10]/([.M10]+[.M11])" office:value-type="percentage" office:value="0.685314685314685">
            <text:p>68.53%</text:p>
          </table:table-cell>
          <table:table-cell table:style-name="ce4" table:formula="of:=1-[.N10]/([.N10]+[.N11])" office:value-type="percentage" office:value="0.213592233009709">
            <text:p>21.36%</text:p>
          </table:table-cell>
          <table:table-cell table:style-name="ce4" table:formula="of:=1-[.O10]/([.O10]+[.O11])" office:value-type="percentage" office:value="0.333333333333333">
            <text:p>33.33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Ranking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Easiest to Hardest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Community College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olutions</text:p>
          </table:table-cell>
          <table:table-cell table:number-columns-repeated="13"/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7">06/27/2025</text:date>, <text:time>07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6-27T07:26:29.56</meta:creation-date>
    <dc:date>2025-06-27T07:51:23.29</dc:date>
    <dc:creator>Mark Lehr</dc:creator>
    <meta:editing-duration>PT18M31S</meta:editing-duration>
    <meta:editing-cycles>6</meta:editing-cycles>
    <meta:generator>OpenOffice/4.1.6$Win32 OpenOffice.org_project/416m1$Build-9790</meta:generator>
    <meta:document-statistic meta:table-count="1" meta:cell-count="95" meta:object-count="0"/>
  </office:meta>
</office:document-meta>
</file>